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style:text-underline-style="none" officeooo:rsid="00089c8f" officeooo:paragraph-rsid="00089c8f"/>
    </style:style>
    <style:style style:name="P2" style:family="paragraph" style:parent-style-name="Standard">
      <style:text-properties style:font-name="Meslo LG M for Powerline" style:text-underline-style="none" officeooo:rsid="000d2919" officeooo:paragraph-rsid="000d2919"/>
    </style:style>
    <style:style style:name="P3" style:family="paragraph" style:parent-style-name="Standard">
      <style:text-properties style:font-name="Meslo LG M for Powerline" style:text-underline-style="none" officeooo:rsid="000eaad8" officeooo:paragraph-rsid="000eaad8"/>
    </style:style>
    <style:style style:name="P4" style:family="paragraph" style:parent-style-name="Standard">
      <style:text-properties style:font-name="Meslo LG M for Powerline" style:text-underline-style="none" officeooo:rsid="00108eab" officeooo:paragraph-rsid="00108eab"/>
    </style:style>
    <style:style style:name="P5" style:family="paragraph" style:parent-style-name="Standard">
      <style:text-properties style:font-name="Meslo LG M for Powerline" style:text-underline-style="none" officeooo:rsid="0014c27e" officeooo:paragraph-rsid="0014c27e"/>
    </style:style>
    <style:style style:name="P6" style:family="paragraph" style:parent-style-name="Standard">
      <style:text-properties style:font-name="Meslo LG M for Powerline" style:text-underline-style="none" officeooo:rsid="001fad4b" officeooo:paragraph-rsid="001fad4b"/>
    </style:style>
    <style:style style:name="P7" style:family="paragraph" style:parent-style-name="Standard">
      <style:text-properties style:font-name="Meslo LG M for Powerline" style:text-underline-style="none" officeooo:rsid="0020c672" officeooo:paragraph-rsid="0020c672"/>
    </style:style>
    <style:style style:name="P8" style:family="paragraph" style:parent-style-name="Standard">
      <style:text-properties style:font-name="Meslo LG M for Powerline" style:text-underline-style="none" officeooo:rsid="0022965f" officeooo:paragraph-rsid="0022965f"/>
    </style:style>
    <style:style style:name="P9" style:family="paragraph" style:parent-style-name="Standard">
      <style:text-properties style:font-name="Meslo LG M for Powerline" style:text-underline-style="none" officeooo:rsid="0023da20" officeooo:paragraph-rsid="0023da20"/>
    </style:style>
    <style:style style:name="P10" style:family="paragraph" style:parent-style-name="Standard">
      <style:text-properties style:font-name="Meslo LG M for Powerline" style:text-underline-style="none" officeooo:rsid="0025bcde" officeooo:paragraph-rsid="0025bcde"/>
    </style:style>
    <style:style style:name="P11" style:family="paragraph" style:parent-style-name="Standard">
      <style:text-properties style:font-name="Meslo LG M for Powerline" style:text-underline-style="none" officeooo:rsid="00273f7e" officeooo:paragraph-rsid="00273f7e"/>
    </style:style>
    <style:style style:name="P12" style:family="paragraph" style:parent-style-name="Standard">
      <style:text-properties style:font-name="Meslo LG M for Powerline" style:text-underline-style="none" officeooo:rsid="00299aa0" officeooo:paragraph-rsid="00299aa0"/>
    </style:style>
    <style:style style:name="P13" style:family="paragraph" style:parent-style-name="Standard">
      <style:text-properties style:font-name="Meslo LG M for Powerline" style:text-underline-style="none" officeooo:rsid="002b37fd" officeooo:paragraph-rsid="002b37fd"/>
    </style:style>
    <style:style style:name="P14" style:family="paragraph" style:parent-style-name="Standard">
      <style:text-properties style:font-name="Meslo LG M for Powerline" style:text-underline-style="none" officeooo:rsid="002c450b" officeooo:paragraph-rsid="002c450b"/>
    </style:style>
    <style:style style:name="P15" style:family="paragraph" style:parent-style-name="Standard">
      <style:text-properties style:font-name="Meslo LG M for Powerline" style:text-underline-style="none" officeooo:rsid="002c8ed9" officeooo:paragraph-rsid="002c8ed9"/>
    </style:style>
    <style:style style:name="P16" style:family="paragraph" style:parent-style-name="Standard">
      <style:text-properties style:font-name="Meslo LG M for Powerline" style:text-underline-style="none" officeooo:rsid="002d59ef" officeooo:paragraph-rsid="002d59ef"/>
    </style:style>
    <style:style style:name="P17" style:family="paragraph" style:parent-style-name="Standard">
      <style:text-properties style:font-name="Meslo LG M for Powerline" style:text-underline-style="none" officeooo:rsid="002f374f" officeooo:paragraph-rsid="002f374f"/>
    </style:style>
    <style:style style:name="P18" style:family="paragraph" style:parent-style-name="Standard">
      <style:text-properties style:font-name="Meslo LG M for Powerline" style:text-underline-style="none" officeooo:rsid="002f5599" officeooo:paragraph-rsid="002f5599"/>
    </style:style>
    <style:style style:name="P19" style:family="paragraph" style:parent-style-name="Standard">
      <style:text-properties style:font-name="Meslo LG M for Powerline" style:text-underline-style="none" officeooo:rsid="002fc8ec" officeooo:paragraph-rsid="002fc8ec"/>
    </style:style>
    <style:style style:name="P20" style:family="paragraph" style:parent-style-name="Standard">
      <style:text-properties style:font-name="Meslo LG M for Powerline" style:text-underline-style="none" officeooo:rsid="0031846d" officeooo:paragraph-rsid="0031846d"/>
    </style:style>
    <style:style style:name="P21" style:family="paragraph" style:parent-style-name="Standard">
      <style:text-properties style:font-name="Meslo LG M for Powerline" style:text-underline-style="none" officeooo:rsid="00332413" officeooo:paragraph-rsid="00332413"/>
    </style:style>
    <style:style style:name="P22" style:family="paragraph" style:parent-style-name="Standard">
      <style:text-properties style:font-name="Meslo LG M for Powerline" style:text-underline-style="none" officeooo:rsid="003521f0" officeooo:paragraph-rsid="003521f0"/>
    </style:style>
    <style:style style:name="P23" style:family="paragraph" style:parent-style-name="Standard">
      <style:text-properties style:font-name="Meslo LG M for Powerline" style:text-underline-style="solid" style:text-underline-width="auto" style:text-underline-color="font-color" officeooo:rsid="000cb770" officeooo:paragraph-rsid="000cb770"/>
    </style:style>
    <style:style style:name="P24" style:family="paragraph" style:parent-style-name="Standard">
      <style:text-properties fo:color="#6a9955" style:font-name="Droid Sans Mono" fo:font-size="10.5pt" style:text-underline-style="none" fo:font-weight="normal" officeooo:rsid="00089c8f" officeooo:paragraph-rsid="00089c8f" fo:background-color="#1e1e1e"/>
    </style:style>
    <style:style style:name="P25" style:family="paragraph" style:parent-style-name="Standard">
      <style:text-properties style:font-name="Meslo LG M for Powerline" style:text-underline-style="none" officeooo:rsid="002d59ef" officeooo:paragraph-rsid="002d59ef"/>
    </style:style>
    <style:style style:name="P26" style:family="paragraph" style:parent-style-name="Standard">
      <style:text-properties style:font-name="Meslo LG M for Powerline" style:text-underline-style="none" officeooo:rsid="00363905" officeooo:paragraph-rsid="00363905"/>
    </style:style>
    <style:style style:name="P27" style:family="paragraph" style:parent-style-name="Standard">
      <style:text-properties style:font-name="Meslo LG M for Powerline" style:text-underline-style="none" officeooo:rsid="0037524f" officeooo:paragraph-rsid="0037524f"/>
    </style:style>
    <style:style style:name="P28" style:family="paragraph" style:parent-style-name="Standard">
      <style:text-properties style:font-name="Meslo LG M for Powerline" style:text-underline-style="none" officeooo:rsid="00377aa6" officeooo:paragraph-rsid="00377aa6"/>
    </style:style>
    <style:style style:name="P29" style:family="paragraph" style:parent-style-name="Standard">
      <style:text-properties style:font-name="Meslo LG M for Powerline" style:text-underline-style="none" officeooo:rsid="003d8477" officeooo:paragraph-rsid="003d8477"/>
    </style:style>
    <style:style style:name="P30" style:family="paragraph" style:parent-style-name="Standard">
      <style:text-properties style:font-name="Meslo LG M for Powerline" style:text-underline-style="solid" style:text-underline-width="auto" style:text-underline-color="font-color" officeooo:rsid="003a6122" officeooo:paragraph-rsid="003a6122"/>
    </style:style>
    <style:style style:name="T1" style:family="text">
      <style:text-properties officeooo:rsid="0009e814"/>
    </style:style>
    <style:style style:name="T2" style:family="text">
      <style:text-properties officeooo:rsid="0011d14d"/>
    </style:style>
    <style:style style:name="T3" style:family="text">
      <style:text-properties officeooo:rsid="001e02b8"/>
    </style:style>
    <style:style style:name="T4" style:family="text">
      <style:text-properties officeooo:rsid="002386b6"/>
    </style:style>
    <style:style style:name="T5" style:family="text">
      <style:text-properties officeooo:rsid="002566af"/>
    </style:style>
    <style:style style:name="T6" style:family="text">
      <style:text-properties officeooo:rsid="00273f7e"/>
    </style:style>
    <style:style style:name="T7" style:family="text">
      <style:text-properties officeooo:rsid="0028d284"/>
    </style:style>
    <style:style style:name="T8" style:family="text">
      <style:text-properties officeooo:rsid="002b3aff"/>
    </style:style>
    <style:style style:name="T9" style:family="text">
      <style:text-properties officeooo:rsid="002c1316"/>
    </style:style>
    <style:style style:name="T10" style:family="text">
      <style:text-properties officeooo:rsid="002c8ed9"/>
    </style:style>
    <style:style style:name="T11" style:family="text">
      <style:text-properties officeooo:rsid="002cfc1d"/>
    </style:style>
    <style:style style:name="T12" style:family="text">
      <style:text-properties officeooo:rsid="0032ba78"/>
    </style:style>
    <style:style style:name="T13" style:family="text">
      <style:text-properties officeooo:rsid="0037f6a2"/>
    </style:style>
    <style:style style:name="T14" style:family="text">
      <style:text-properties officeooo:rsid="00388d39"/>
    </style:style>
    <style:style style:name="T15" style:family="text">
      <style:text-properties officeooo:rsid="0038d7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47: Promesas </text:p>
      <text:p text:style-name="P23">Las usamos cuando tenemos una concatenación de procesos asícronos, sino, usamos los callback.</text:p>
      <text:p text:style-name="P1">Para el manejo de errores y el callback hell, usamos las promesas (Es como un if else).</text:p>
      <text:p text:style-name="P1">En las promesas nos manejamos con dos recursos principales:</text:p>
      <text:p text:style-name="P1">-Re<text:span text:style-name="T1">solve = Es el return positivo de la promesa en caso de que se cumpla.</text:span></text:p>
      <text:p text:style-name="P24"/>
      <text:p text:style-name="P1">-R<text:span text:style-name="T1">eject = Es el return negativo en caso de que la promesa no se cumpla.</text:span></text:p>
      <text:p text:style-name="P1"/>
      <text:p text:style-name="P1">Cuando trabajamos con las promesas, tenemos dos métodos para trabajar con ellas:</text:p>
      <text:p text:style-name="P1">-’.then’ = Es el siguiente bloque que se va a ejecutar una vez que se cumpla la función inicial. (Podemos tener tantos métodos ‘.then’ como nosotros lo necesitemos).</text:p>
      <text:p text:style-name="P1">Al final de todos los métodos ‘.then’, tenemos el método ‘.catch()’ (Para manejar el error)</text:p>
      <text:p text:style-name="P1"/>
      <text:p text:style-name="P2">Clase 48: Async – Await</text:p>
      <text:p text:style-name="P3">Al trabajar con funciones asincronas, cada petición la puedo guardar en una variable y estar evitando de usar ‘.then’.</text:p>
      <text:p text:style-name="P4">-Cuando se usa una función asycrona se puede usar una palabra reservada llamada ‘await’</text:p>
      <text:p text:style-name="P4">-<text:span text:style-name="T2">await = Le dice a JS, ‘vas a esperar el resultado de está función antes de pasar a la siguiente línea y ejecutarla.’</text:span></text:p>
      <text:p text:style-name="P4"/>
      <text:p text:style-name="P4"><text:span text:style-name="T5">←-----------------------NUEVOS TIPOS DE DATOS!-----------</text:span>----<text:span text:style-name="T5">&gt;</text:span></text:p>
      <text:p text:style-name="P5">Clase 49: Symbols</text:p>
      <text:p text:style-name="P5">Nuevo tipo de dato a partir del año 2015.</text:p>
      <text:p text:style-name="P5">-<text:span text:style-name="T3">Symbols: tipo de dato primitivo</text:span></text:p>
      <text:p text:style-name="P6">Cuando creamos un simbolo su valor se va a mantener privado y para uso interno.</text:p>
      <text:p text:style-name="P7">Se usan para crear propiedades privadas de los objetos</text:p>
      <text:p text:style-name="P6">Nos permiten:</text:p>
      <text:p text:style-name="P6">-Crear identificadores únicos, de referencia.</text:p>
      <text:p text:style-name="P6"/>
      <text:p text:style-name="P8">Clase 50: Set</text:p>
      <text:p text:style-name="P8">Es un tipo de dato similar a un array pero solo acepta valores únicos <text:span text:style-name="T4">(Valores primitivos).</text:span></text:p>
      <text:p text:style-name="P11"/>
      <text:p text:style-name="P9">Clase 51: Maps</text:p>
      <text:p text:style-name="P10"><text:soft-page-break/>Es una colección de datos como un objeto primitivo. <text:span text:style-name="T6">(Similar a un diccionario en c#)</text:span></text:p>
      <text:p text:style-name="P10">Trabajan muy similar a la manera en como se obtiene (get) y como se establece (set) los valores de las propiedades, es decir, son muy similares a los objetos de POO.</text:p>
      <text:p text:style-name="P10">-<text:span text:style-name="T7">La diferencia de un objeto primitivo es que los Maps nos permiten crear llaves con: números, nulls, undefined…</text:span></text:p>
      <text:p text:style-name="P10"/>
      <text:p text:style-name="P10"/>
      <text:p text:style-name="P12">Clase 52: WeakSets y WeakMaps</text:p>
      <text:p text:style-name="P12">¿Que significa que sean débiles?</text:p>
      <text:p text:style-name="P12">-Significa que solamente pueden almacenar referencias débiles, es decir, las keys deben ser del tipo objeto.</text:p>
      <text:p text:style-name="P13">Tienen carencias:</text:p>
      <text:p text:style-name="P13">-No se pueden iterar sobre las keys o valores (NO SON ITERABLES)</text:p>
      <text:p text:style-name="P13">-<text:span text:style-name="T8">No se pueden eliminar todos los elementos de una, es decir, con un .clear() (Hay que eliminar 1 en 1)</text:span></text:p>
      <text:p text:style-name="P13">-<text:span text:style-name="T8">No tienen la propiedad .size (No podemos ver el tamaño).</text:span></text:p>
      <text:p text:style-name="P13">-<text:span text:style-name="T9">WeakSet = funciona como array.</text:span></text:p>
      <text:p text:style-name="P13">-<text:span text:style-name="T9">WeakMap = funciona como un objeto.</text:span></text:p>
      <text:p text:style-name="P13"/>
      <text:p text:style-name="P14">Clase 53: Iterables &amp; Iterators</text:p>
      <text:p text:style-name="P14">Cuando hablamos de que una variable o un tipo de dato es iterable significa que es una estructura de datos lineal que hace que sus elementos sean públicos y se puedan recorrer (Array, Map, Set, elementos del DOM)</text:p>
      <text:p text:style-name="P15">-Iterables: Su contenido se puede recorrer.</text:p>
      <text:p text:style-name="P14">-<text:span text:style-name="T10">Iterador: es una especie de apuntador que va recorriendo los elementos.</text:span><text:span text:style-name="T11">(for, for of, Array.from(), spreadOperator, Promise)</text:span></text:p>
      <text:p text:style-name="P14"/>
      <text:p text:style-name="P16">Clase 54: Generators</text:p>
      <text:p text:style-name="P16">Para que JS sepa que es una función generadora hay que agregarle un ‘*’ a la función.</text:p>
      <text:p text:style-name="P16">Es una función que nos permite trabajar de una manera más amigable con la interfaz de los iteradores en un elemento iterable.</text:p>
      <text:p text:style-name="P17">-Un generador es convertir el código de una función en iterable.</text:p>
      <text:p text:style-name="P18"/>
      <text:p text:style-name="P18">Clase 55: Proxies</text:p>
      <text:p text:style-name="P19">Es un nuevo mecanismo de JS que permite crear un objecto basado en un objeto literal inicial.</text:p>
      <text:p text:style-name="P20">El proxie recibe el obj literal, genera una copia y permite realizar operaciones (validaciones de tipos de datos).</text:p>
      <text:p text:style-name="P20">-<text:span text:style-name="T12">A través del handler podemos hacer todo tipo de validación.</text:span></text:p>
      <text:p text:style-name="P20"/>
      <text:p text:style-name="P21"><text:soft-page-break/>Clase 56: Propiedades dinámicas</text:p>
      <text:p text:style-name="P22">Característica propia de los objetos.</text:p>
      <text:p text:style-name="P16"/>
      <text:p text:style-name="P26">Clase 57: this</text:p>
      <text:p text:style-name="P30">Las funciones en JS crean un contexto. (exceptuando las arrow functions)</text:p>
      <text:p text:style-name="P26">Palabra que hace referencia al objeto que estamos trabajando.</text:p>
      <text:p text:style-name="P27">En JS this hace referencia al objeto global → window.</text:p>
      <text:p text:style-name="P27">Muy parecido a la POO.</text:p>
      <text:p text:style-name="P28">-Las funciones común maneja su propio scope.</text:p>
      <text:p text:style-name="P28">-<text:span text:style-name="T13">Arrow functions : </text:span><text:span text:style-name="T14">Mantiene un enlace del contexto donde fue creado el objeto donde aparece,</text:span><text:span text:style-name="T15">es decir, n</text:span><text:span text:style-name="T14">o maneja su propio scope. </text:span><text:span text:style-name="T15">Podemos decir que se salta su scope donde fue creado.</text:span></text:p>
      <text:p text:style-name="P28"/>
      <text:p text:style-name="P29">Clase 58: call, apply y bind</text:p>
      <text:p text:style-name="P29">JS nos ofrece 3 métodos para conservar la referencia de un scope en particular y utilizarlo en alguna invocación en algún código, para eso es que nos sirven dichos métodos.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5:36:31.487583231</meta:creation-date>
    <dc:date>2020-08-18T15:40:39.732254233</dc:date>
    <meta:editing-duration>PT7H33M55S</meta:editing-duration>
    <meta:editing-cycles>43</meta:editing-cycles>
    <meta:generator>LibreOffice/6.4.4.2$Linux_X86_64 LibreOffice_project/40$Build-2</meta:generator>
    <meta:document-statistic meta:table-count="0" meta:image-count="0" meta:object-count="0" meta:page-count="3" meta:paragraph-count="59" meta:word-count="695" meta:character-count="4082" meta:non-whitespace-character-count="3446"/>
  </office:meta>
</office:document-meta>
</file>